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0099"/>
    </style:style>
    <style:style style:name="ce6" style:family="table-cell" style:parent-style-name="Default">
      <style:table-cell-properties fo:background-color="#cc0066"/>
    </style:style>
    <style:style style:name="ce7" style:family="table-cell" style:parent-style-name="Default">
      <style:table-cell-properties fo:background-color="#663300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007826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801900"/>
    </style:style>
    <style:style style:name="ce12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8"/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8" office:value-type="float" office:value="30" calcext:value-type="float">
            <text:p>30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5"/>
          <table:table-cell table:style-name="ce8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11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/>
          <table:table-cell table:number-columns-repeated="2" table:style-name="ce11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11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9" office:value-type="float" office:value="38" calcext:value-type="float">
            <text:p>38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number-columns-repeated="3" table:style-name="ce7" office:value-type="float" office:value="8" calcext:value-type="float">
            <text:p>8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0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number-columns-repeated="4"/>
          <table:table-cell table:style-name="ce9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number-columns-repeated="4"/>
          <table:table-cell table:style-name="ce9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9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float" office:value="61" calcext:value-type="float">
            <text:p>61</text:p>
          </table:table-cell>
          <table:table-cell/>
          <table:table-cell table:number-columns-repeated="2" table:style-name="ce9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 table:style-name="ce10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8:07:46.6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08:09:15.002000000</dc:date>
    <meta:editing-duration>PT18H54M22S</meta:editing-duration>
    <meta:editing-cycles>23</meta:editing-cycles>
    <meta:generator>LibreOffice/5.1.3.2$Windows_x86 LibreOffice_project/644e4637d1d8544fd9f56425bd6cec110e49301b</meta:generator>
    <meta:document-statistic meta:table-count="1" meta:cell-count="269" meta:object-count="0"/>
  </office:meta>
</office:document-meta>
</file>